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c946a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5" style:family="paragraph" style:parent-style-name="Standard">
      <style:text-properties style:font-name="Courier New" fo:font-size="11pt" fo:language="zxx" fo:country="none" officeooo:paragraph-rsid="00e1140f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paragraph-rsid="00f073cd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paragraph-rsid="00f98671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>
      <style:text-properties style:font-name="Courier New" fo:font-size="11pt" fo:language="zxx" fo:country="none" officeooo:paragraph-rsid="00b93cd0" style:font-size-asian="11pt" style:language-asian="zxx" style:country-asian="none" style:font-size-complex="11pt" style:language-complex="zxx" style:country-complex="none"/>
    </style:style>
    <style:style style:name="P28" style:family="paragraph" style:parent-style-name="Standard">
      <style:text-properties style:font-name="Courier New" fo:font-size="11pt" fo:language="zxx" fo:country="none" officeooo:paragraph-rsid="00ba4594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Standard">
      <style:text-properties style:font-name="Courier New" fo:font-size="11pt" fo:language="zxx" fo:country="none" officeooo:rsid="00663d44" officeooo:paragraph-rsid="00e4267c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10cf5ba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ae5df5"/>
    </style:style>
    <style:style style:name="T4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8" style:family="text">
      <style:text-properties officeooo:rsid="00264063"/>
    </style:style>
    <style:style style:name="T9" style:family="text">
      <style:text-properties style:font-name="Courier New" officeooo:rsid="00c671ed"/>
    </style:style>
    <style:style style:name="T10" style:family="text">
      <style:text-properties officeooo:rsid="008f05e5"/>
    </style:style>
    <style:style style:name="T11" style:family="text">
      <style:text-properties officeooo:rsid="008ea3a0"/>
    </style:style>
    <style:style style:name="T12" style:family="text">
      <style:text-properties style:font-name="Courier New" officeooo:rsid="00902f67"/>
    </style:style>
    <style:style style:name="T13" style:family="text">
      <style:text-properties style:font-name="Courier New" officeooo:rsid="00a13d74"/>
    </style:style>
    <style:style style:name="T14" style:family="text">
      <style:text-properties officeooo:rsid="0097dab2"/>
    </style:style>
    <style:style style:name="T15" style:family="text">
      <style:text-properties style:font-name="Courier New" officeooo:rsid="0097dab2"/>
    </style:style>
    <style:style style:name="T16" style:family="text">
      <style:text-properties officeooo:rsid="009ff210"/>
    </style:style>
    <style:style style:name="T17" style:family="text">
      <style:text-properties style:font-name="Courier New" officeooo:rsid="009ff210"/>
    </style:style>
    <style:style style:name="T18" style:family="text">
      <style:text-properties style:font-name="Courier New" officeooo:rsid="00b64ef9"/>
    </style:style>
    <style:style style:name="T19" style:family="text">
      <style:text-properties style:font-name="Courier New" officeooo:rsid="00f98671"/>
    </style:style>
    <style:style style:name="T20" style:family="text">
      <style:text-properties officeooo:rsid="00e4267c"/>
    </style:style>
    <style:style style:name="T21" style:family="text">
      <style:text-properties officeooo:rsid="00753069"/>
    </style:style>
    <style:style style:name="T22" style:family="text">
      <style:text-properties officeooo:rsid="0066bad9"/>
    </style:style>
    <style:style style:name="T23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<text:span text:style-name="T1">1</text:span>.<text:span text:style-name="T1">0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text:span text:style-name="T3">s</text:span>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4">a</text:span></text:span><text:span text:style-name="Source_20_Text"><text:span text:style-name="T5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4">a</text:span></text:span><text:span text:style-name="Source_20_Text"><text:span text:style-name="T5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6">assert(condition, [message: string | Error]);</text:span></text:span></text:p>
            <text:p text:style-name="P8"><text:span text:style-name="Source_20_Text"><text:span text:style-name="T6">assert.ok(condition, [message: string | Error]);</text:span></text:span></text:p>
            <text:p text:style-name="P9"><text:span text:style-name="Source_20_Text"><text:span text:style-name="T5">assert.notOk(</text:span></text:span><text:span text:style-name="Source_20_Text"><text:span text:style-name="T7">condition</text:span></text:span><text:span text:style-name="Source_20_Text"><text:span text:style-name="T5">, [message: string | Error]); </text:span></text:span></text:p>
            <text:p text:style-name="P8"><text:span text:style-name="Source_20_Text"><text:span text:style-name="T6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8">e</text:span>qual(actual, expected, [message: string | Error]);</text:p>
            <text:p text:style-name="P11">assert.strictEqual(actual, expected, [message: string | Error]);</text:p>
            <text:p text:style-name="P11">assert.deepEqual(actual, expected, [message: string | Error]);</text:p>
            <text:p text:style-name="P10"/>
            <text:p text:style-name="P10">assert.notEqual(actual, expected, [message: string | Error]);</text:p>
            <text:p text:style-name="P10">assert.notStrictEqual(actual, expected, [message: string | Error]);</text:p>
            <text:p text:style-name="P10"><text:span text:style-name="Source_20_Text"><text:span text:style-name="T6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2"><text:span text:style-name="Source_20_Text"><text:span text:style-name="T6">assert.throws(fn, [ErrorType | string | RegExp], [message: string | Error]): Promise;</text:span></text:span></text:p>
            <text:p text:style-name="P12">await assert.rejects(asyncFnOrPromise, [ErrorType | string| RegExp], [message: string | Error]);</text:p>
            <text:p text:style-name="P12"><text:span text:style-name="Source_20_Text"><text:span text:style-name="T6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3">assert.isTrue(value, [message: string | Error]);</text:p>
            <text:p text:style-name="P14"><text:span text:style-name="Source_20_Text"><text:span text:style-name="T5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6">assert.doesNotMatch(string, regexp, [message: string | Error]);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>assert.stringContains(actual, substring, [message: string | Error]);</text:span></text:span></text:p>
            <text:p text:style-name="P8"><text:span text:style-name="Source_20_Text"><text:span text:style-name="T6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>assert.gt(value1, value2, [message: string | Error]);</text:p>
            <text:p text:style-name="P8"><text:span text:style-name="Source_20_Text"><text:span text:style-name="T6">assert.gte(value1, value2, [message: string | Error]);</text:span></text:span></text:p>
            <text:p text:style-name="P8"><text:span text:style-name="Source_20_Text"><text:span text:style-name="T6"/></text:span></text:p>
            <text:p text:style-name="P15"><text:span text:style-name="Source_20_Text"><text:span text:style-name="T9">assert.inRange(value, min, max, [message: string | Error]);</text:span></text:span></text:p>
            <text:p text:style-name="P15"><text:span text:style-name="Source_20_Text"><text:span text:style-name="T9">assert.notInRange(value, min, max, [message: string | Error]);</text:span></text:span></text:p>
          </table:table-cell>
        </table:table-row>
        <table:table-row>
          <table:table-cell table:style-name="Table1.A3" office:value-type="string">
            <text:p text:style-name="P16">Objects</text:p>
          </table:table-cell>
          <table:table-cell table:style-name="Table1.B7" office:value-type="string">
            <text:p text:style-name="P17">assert.includes(container, options: {keyOrValue, <text:span text:style-name="T10">[</text:span>value<text:span text:style-name="T10">]</text:span> }, [message: string | Error]);</text:p>
            <text:p text:style-name="P18">assert.<text:span text:style-name="T11">doesNotI</text:span>nclude(container, options: {keyOrValue, <text:span text:style-name="T10">[</text:span>value<text:span text:style-name="T10">]</text:span> }, [message: string | Error]);</text:p>
            <text:p text:style-name="P18"/>
            <text:p text:style-name="P19"><text:span text:style-name="Source_20_Text"><text:span text:style-name="T12">assert.is</text:span></text:span><text:span text:style-name="Source_20_Text"><text:span text:style-name="T13">Empty</text:span></text:span><text:span text:style-name="Source_20_Text"><text:span text:style-name="T12">(value, [message: string | Error]);</text:span></text:span></text:p>
            <text:p text:style-name="P19"><text:span text:style-name="Source_20_Text"><text:span text:style-name="T12">assert.is</text:span></text:span><text:span text:style-name="Source_20_Text"><text:span text:style-name="T13">NotEmpty</text:span></text:span><text:span text:style-name="Source_20_Text"><text:span text:style-name="T12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20">assert.is(value, expectedType: <text:span text:style-name="T14">string | function | Array&lt;string | function&gt;</text:span>, [message: string |Error]);</text:p>
            <text:p text:style-name="P20"><text:span text:style-name="Source_20_Text"><text:span text:style-name="T6">assert.isNot(value, expectedType: </text:span></text:span><text:span text:style-name="Source_20_Text"><text:span text:style-name="T15">string | function | Array&lt;string | function&gt;</text:span></text:span><text:span text:style-name="Source_20_Text"><text:span text:style-name="T6">, [message: string | Error]);</text:span></text:span></text:p>
            <text:p text:style-name="P20"><text:span text:style-name="Source_20_Text"><text:span text:style-name="T6"/></text:span></text:p>
            <text:p text:style-name="P21">assert.is<text:span text:style-name="T16">Primitive</text:span>(value, [message: string | Error]);</text:p>
            <text:p text:style-name="P21"><text:span text:style-name="Source_20_Text"><text:span text:style-name="T6">assert.isNot</text:span></text:span><text:span text:style-name="Source_20_Text"><text:span text:style-name="T17">Primitive</text:span></text:span><text:span text:style-name="Source_20_Text"><text:span text:style-name="T6">(value, [message: string | Error]);</text:span></text:span></text:p>
            <text:p text:style-name="P22"><text:span text:style-name="Source_20_Text"><text:span text:style-name="T6"/></text:span></text:p>
            <text:p text:style-name="P23">assert.isNullish(value, [message: string | Error]);</text:p>
            <text:p text:style-name="P23"><text:span text:style-name="Source_20_Text"><text:span text:style-name="T6">assert.isNonNullable(value, [message: string | Error]);</text:span></text:span></text:p>
            <text:p text:style-name="P24"/>
            <text:p text:style-name="P25"><text:span text:style-name="Source_20_Text"><text:span text:style-name="T12">assert.is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6"><text:span text:style-name="Source_20_Text"><text:span text:style-name="T12">assert.isNot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5"><text:span text:style-name="Source_20_Text"><text:span text:style-name="T12"/></text:span></text:p>
            <text:p text:style-name="P24"><text:span text:style-name="Source_20_Text"><text:span text:style-name="T12">assert.isNull(value, [message: string | Error]);</text:span></text:span></text:p>
            <text:p text:style-name="P27"><text:span text:style-name="Source_20_Text"><text:span text:style-name="T12">assert.isUndefined(value, [message: string | Error]);</text:span></text:span></text:p>
            <text:p text:style-name="P27"><text:span text:style-name="Source_20_Text"><text:span text:style-name="T12">assert.isString(value, [message: string | Error]);</text:span></text:span></text:p>
            <text:p text:style-name="P27"><text:span text:style-name="Source_20_Text"><text:span text:style-name="T12">assert.isNumber(value, [message: string | Error]);</text:span></text:span></text:p>
            <text:p text:style-name="P27"><text:span text:style-name="Source_20_Text"><text:span text:style-name="T12">assert.isBigInt(value, [message: string | Error]);</text:span></text:span></text:p>
            <text:p text:style-name="P27"><text:span text:style-name="Source_20_Text"><text:span text:style-name="T12">assert.isBoolean(value, [message: string | Error]);</text:span></text:span></text:p>
            <text:p text:style-name="P27"><text:span text:style-name="Source_20_Text"><text:span text:style-name="T12">assert.isSymbol(value, [message: string | Error]);</text:span></text:span></text:p>
            <text:p text:style-name="P28"><text:span text:style-name="Source_20_Text"><text:span text:style-name="T12">assert.isFunction(value, [message: string | Error]);</text:span></text:span></text:p>
            <text:p text:style-name="P28"><text:span text:style-name="Source_20_Text"><text:span text:style-name="T12">assert.isObject(value, [message: string | Error]);</text:span></text:span></text:p>
            <text:p text:style-name="P28"><text:span text:style-name="Source_20_Text"><text:span text:style-name="T12"/></text:span></text:p>
            <text:p text:style-name="P24"><text:span text:style-name="Source_20_Text"><text:span text:style-name="T12">assert.isNotNull(value, [message: string | Error]);</text:span></text:span></text:p>
            <text:p text:style-name="P24"><text:span text:style-name="Source_20_Text"><text:span text:style-name="T12">assert.is</text:span></text:span><text:span text:style-name="Source_20_Text"><text:span text:style-name="T19">Defined</text:span></text:span><text:span text:style-name="Source_20_Text"><text:span text:style-name="T12">(value, [message: string | Error]);</text:span></text:span></text:p>
            <text:p text:style-name="P24"><text:span text:style-name="Source_20_Text"><text:span text:style-name="T12">assert.isNotString(value, [message: string | Error]);</text:span></text:span></text:p>
            <text:p text:style-name="P24"><text:span text:style-name="Source_20_Text"><text:span text:style-name="T12">assert.isNotNumber(value, [message: string | Error]);</text:span></text:span></text:p>
            <text:p text:style-name="P24"><text:span text:style-name="Source_20_Text"><text:span text:style-name="T12">assert.isNotBigInt(value, [message: string | Error]);</text:span></text:span></text:p>
            <text:p text:style-name="P24"><text:span text:style-name="Source_20_Text"><text:span text:style-name="T12">assert.isNotBoolean(value, [message: string | Error]);</text:span></text:span></text:p>
            <text:p text:style-name="P24"><text:span text:style-name="Source_20_Text"><text:span text:style-name="T12">assert.isNotSymbol(value, [message: string | Error]);</text:span></text:span></text:p>
            <text:p text:style-name="P24"><text:span text:style-name="Source_20_Text"><text:span text:style-name="T12">assert.isNotFunction(value, [message: string | Error]);</text:span></text:span></text:p>
            <text:p text:style-name="P24"><text:span text:style-name="Source_20_Text"><text:span text:style-name="T12">assert.isNotObject(value, [message: string | Error]);</text:span></text:span></text:p>
          </table:table-cell>
        </table:table-row>
        <table:table-row table:style-name="Table1.12">
          <table:table-cell table:style-name="Table1.A12" office:value-type="string">
            <text:p text:style-name="P29">Testrunner</text:p>
          </table:table-cell>
          <table:table-cell table:style-name="Table1.B12" office:value-type="string">
            <text:p text:style-name="P30">type TestResult&lt;T&gt; =</text:p>
            <text:p text:style-name="P30"><text:s text:c="2"/><text:span text:style-name="T20">| </text:span>{ok: true, value: T, block: Function, name: string}</text:p>
            <text:p text:style-name="P31"><text:s text:c="2"/>| {ok: false, error: Error, block: Function, name: string};</text:p>
            <text:p text:style-name="P31"/>
            <text:p text:style-name="P31">assert.testSync(block): TestResult</text:p>
            <text:p text:style-name="P32"><text:span text:style-name="T21">await </text:span>assert.test<text:span text:style-name="T22">As</text:span>ync(block): TestResult</text:p>
            <text:p text:style-name="P30">assert.testCheck(result: TestResult): <text:span text:style-name="T23">result.ok is true</text:span></text:p>
          </table:table-cell>
        </table:table-row>
      </table:table>
      <text:p text:style-name="P3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9T20:44:06.718026900</dc:date>
    <meta:editing-duration>PT3H13M51S</meta:editing-duration>
    <meta:editing-cycles>91</meta:editing-cycles>
    <meta:generator>LibreOffice/25.8.2.2$Windows_X86_64 LibreOffice_project/d401f2107ccab8f924a8e2df40f573aab7605b6f</meta:generator>
    <meta:print-date>2025-10-29T20:44:11.048541000</meta:print-date>
    <meta:printed-by>PDF files</meta:printed-by>
    <meta:document-statistic meta:table-count="1" meta:image-count="0" meta:object-count="0" meta:page-count="2" meta:paragraph-count="80" meta:word-count="385" meta:character-count="3743" meta:non-whitespace-character-count="3427"/>
  </office:meta>
</office:document-meta>
</file>